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Upd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ilter Freq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1" office:value-type="string" calcext:value-type="string">
            <text:p>Ts</text:p>
          </table:table-cell>
          <table:table-cell table:style-name="ce1" table:formula="of:= 1000 / [.C4]" office:value-type="float" office:value="10" calcext:value-type="float">
            <text:p>10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Env Frequency</text:p>
          </table:table-cell>
          <table:table-cell table:style-name="ce1" table:formula="of:= 1000 / [.F4]" office:value-type="float" office:value="10" calcext:value-type="float">
            <text:p>10</text:p>
          </table:table-cell>
          <table:table-cell table:style-name="ce1" office:value-type="string" calcext:value-type="string">
            <text:p>Hz</text:p>
          </table:table-cell>
          <table:table-cell office:value-type="string" calcext:value-type="string">
            <text:p>Filter Re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# Periods</text:p>
          </table:table-cell>
          <table:table-cell table:style-name="ce1" table:formula="of:= [.F4] / [.C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Frequency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te Period</text:p>
          </table:table-cell>
          <table:table-cell table:style-name="ce1" table:formula="of:= 1000 / [.C8]" office:value-type="float" office:value="20" calcext:value-type="float">
            <text:p>20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# sample periods</text:p>
          </table:table-cell>
          <table:table-cell table:style-name="ce1" table:formula="of:= [.C9] / [.C5]" office:value-type="float" office:value="2" calcext:value-type="float">
            <text:p>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num phase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 period per phase</text:p>
          </table:table-cell>
          <table:table-cell table:style-name="ce1" table:formula="of:= [.C9] / [.C11]" office:value-type="float" office:value="5" calcext:value-type="float">
            <text:p>5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 way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ty cycle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hase0 period</text:p>
          </table:table-cell>
          <table:table-cell table:formula="of:= [.C15] * [.C12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1 period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 2 perio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 3 period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i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note sel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env filt cal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trig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o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synthesize 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LF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Noise embedder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loop len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 table:style-name="ce1" office:value-type="string" calcext:value-type="string">
            <text:p>product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 [.B6] * [.C6]" office:value-type="float" office:value="101235" calcext:value-type="float">
            <text:p>10123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5.2" calcext:value-type="float">
            <text:p>505.2</text:p>
          </table:table-cell>
          <table:table-cell/>
          <table:table-cell table:formula="of:= [.B7] * [.C7]" office:value-type="float" office:value="101040" calcext:value-type="float">
            <text:p>10104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71.3" calcext:value-type="float">
            <text:p>671.3</text:p>
          </table:table-cell>
          <table:table-cell/>
          <table:table-cell table:formula="of:= [.B8] * [.C8]" office:value-type="float" office:value="100695" calcext:value-type="float">
            <text:p>1006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.4" calcext:value-type="float">
            <text:p>1000.4</text:p>
          </table:table-cell>
          <table:table-cell/>
          <table:table-cell table:formula="of:= [.B9] * [.C9]" office:value-type="float" office:value="100040" calcext:value-type="float">
            <text:p>10004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62.4" calcext:value-type="float">
            <text:p>1962.4</text:p>
          </table:table-cell>
          <table:table-cell/>
          <table:table-cell table:formula="of:= [.B10] * [.C10]" office:value-type="float" office:value="98120" calcext:value-type="float">
            <text:p>981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79.4" calcext:value-type="float">
            <text:p>3779.4</text:p>
          </table:table-cell>
          <table:table-cell/>
          <table:table-cell table:formula="of:= [.B11] * [.C11]" office:value-type="float" office:value="94485" calcext:value-type="float">
            <text:p>94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0/00/0000</text:date>, <text:time style:data-style-name="N2" text:time-value="14:52:52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0:47:33.299000000</meta:creation-date>
    <meta:editing-duration>PT3M58S</meta:editing-duration>
    <meta:editing-cycles>3</meta:editing-cycles>
    <meta:generator>LibreOffice/5.3.1.2$Windows_x86 LibreOffice_project/e80a0e0fd1875e1696614d24c32df0f95f03deb2</meta:generator>
    <dc:date>2021-03-01T16:24:20.675000000</dc:date>
    <meta:document-statistic meta:table-count="2" meta:cell-count="79" meta:object-count="0"/>
  </office:meta>
</office:document-meta>
</file>